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2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/>
          <table:table-cell office:value-type="float" office:value="25000" calcext:value-type="float">
            <text:p>25000</text:p>
          </table:table-cell>
        </table:table-row>
        <table:table-row table:style-name="ro3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2"/>
        </table:table-row>
        <table:table-row table:style-name="ro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3100" calcext:value-type="float">
            <text:p>3100</text:p>
          </table:table-cell>
          <table:table-cell table:formula="of:=SUM([.J2];[.J38];[.J39];[.J40];[.J41];[.J42])" office:value-type="float" office:value="91700" calcext:value-type="float">
            <text:p>91700</text:p>
          </table:table-cell>
          <table:table-cell/>
        </table:table-row>
        <table:table-row table:style-name="ro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3" office:value-type="float" office:value="-2250" calcext:value-type="float">
            <text:p>-2250</text:p>
          </table:table-cell>
          <table:table-cell table:formula="of:=SUM([.G3])" office:value-type="float" office:value="48200" calcext:value-type="float">
            <text:p>4820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3" office:value-type="float" office:value="-2300" calcext:value-type="float">
            <text:p>-2300</text:p>
          </table:table-cell>
          <table:table-cell table:formula="of:=[.K4]-[.K5]" office:value-type="float" office:value="43500" calcext:value-type="float">
            <text:p>43500</text:p>
          </table:table-cell>
          <table:table-cell/>
        </table:table-row>
        <table:table-row table:style-name="ro3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8600" calcext:value-type="float">
            <text:p>186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58" office:value-type="float" office:value="7950" calcext:value-type="float">
            <text:p>795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00" calcext:value-type="float">
            <text:p>1100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3" office:value-type="float" office:value="-3000" calcext:value-type="float">
            <text:p>-3000</text:p>
          </table:table-cell>
          <table:table-cell/>
          <table:table-cell office:value-type="float" office:value="10000" calcext:value-type="float">
            <text:p>10000</text:p>
          </table:table-cell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3" office:value-type="float" office:value="-500" calcext:value-type="float">
            <text:p>-5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23" office:value-type="float" office:value="-14500" calcext:value-type="float">
            <text:p>-145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400" calcext:value-type="float">
            <text:p>400</text:p>
          </table:table-cell>
          <table:table-cell/>
          <table:table-cell office:value-type="float" office:value="7700" calcext:value-type="float">
            <text:p>770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3" office:value-type="float" office:value="-400" calcext:value-type="float">
            <text:p>-400</text:p>
          </table:table-cell>
          <table:table-cell table:number-columns-repeated="2"/>
        </table:table-row>
        <table:table-row table:style-name="ro3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50" calcext:value-type="float">
            <text:p>150</text:p>
          </table:table-cell>
          <table:table-cell table:number-columns-repeated="2"/>
        </table:table-row>
        <table:table-row table:style-name="ro3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000" calcext:value-type="float">
            <text:p>3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3" office:value-type="float" office:value="-2350" calcext:value-type="float">
            <text:p>-235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9700" calcext:value-type="float">
            <text:p>97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6850" calcext:value-type="float">
            <text:p>685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600" calcext:value-type="float">
            <text:p>56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950" calcext:value-type="float">
            <text:p>5950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650" calcext:value-type="float">
            <text:p>6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2650" calcext:value-type="float">
            <text:p>2650</text:p>
          </table:table-cell>
          <table:table-cell/>
          <table:table-cell office:value-type="float" office:value="3000" calcext:value-type="float">
            <text:p>3000</text:p>
          </table:table-cell>
        </table:table-row>
        <table:table-row table:style-name="ro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3" office:value-type="float" office:value="-2050" calcext:value-type="float">
            <text:p>-205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3" office:value-type="float" office:value="-1300" calcext:value-type="float">
            <text:p>-13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6300" calcext:value-type="float">
            <text:p>63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3" office:value-type="float" office:value="-700" calcext:value-type="float">
            <text:p>-700</text:p>
          </table:table-cell>
          <table:table-cell/>
          <table:table-cell table:style-name="ce16" office:value-type="float" office:value="7700" calcext:value-type="float">
            <text:p>7700</text:p>
          </table:table-cell>
        </table:table-row>
        <table:table-row table:style-name="ro3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3" office:value-type="float" office:value="-700" calcext:value-type="float">
            <text:p>-700</text:p>
          </table:table-cell>
          <table:table-cell table:number-columns-repeated="2"/>
        </table:table-row>
        <table:table-row table:style-name="ro3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number-columns-repeated="3"/>
        </table:table-row>
        <table:table-row table:style-name="ro3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2"/>
          <table:table-cell table:number-columns-repeated="3"/>
        </table:table-row>
        <table:table-row table:style-name="ro3">
          <table:table-cell table:number-columns-repeated="8"/>
          <table:table-cell table:style-name="Default"/>
          <table:table-cell table:number-columns-repeated="2"/>
          <table:table-cell table:formula="of:=SUM([.L2:.L34])" office:value-type="float" office:value="63400" calcext:value-type="float">
            <text:p>63400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3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number-columns-repeated="2"/>
          <table:table-cell table:style-name="ce15" table:formula="of:=SUM([.B38:.F38])" office:value-type="float" office:value="24300" calcext:value-type="float">
            <text:p>243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67:.F67])" office:value-type="float" office:value="1303.50877192982" calcext:value-type="float">
            <text:p>1303.5087719298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3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1303.50877192982" calcext:value-type="float">
            <text:p>1303.5087719298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1303.50877192982" calcext:value-type="float">
            <text:p>1303.5087719298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</table:table-row>
        <table:table-row table:style-name="ro3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table:formula="of:=SUM([.C67:.F67])" office:value-type="float" office:value="836.842105263158" calcext:value-type="float">
            <text:p>836.8421052632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2"/>
        </table:table-row>
        <table:table-row table:style-name="ro3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1303.50877192982" calcext:value-type="float">
            <text:p>1303.5087719298</text:p>
          </table:table-cell>
          <table:table-cell table:style-name="ce40" office:value-type="string" calcext:value-type="string">
            <text:p>Մանե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1303.50877192982" calcext:value-type="float">
            <text:p>1303.5087719298</text:p>
          </table:table-cell>
          <table:table-cell table:style-name="ce40" office:value-type="string" calcext:value-type="string">
            <text:p>Նանե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table:formula="of:=SUM([.B67:.F67])" office:value-type="float" office:value="1303.50877192982" calcext:value-type="float">
            <text:p>1303.5087719298</text:p>
          </table:table-cell>
          <table:table-cell office:value-type="string" calcext:value-type="string">
            <text:p>Հասմիկ Դ․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- Tina</text:p>
          </table:table-cell>
          <table:table-cell office:value-type="string" calcext:value-type="string">
            <text:p>- Ani</text:p>
          </table:table-cell>
          <table:table-cell table:style-name="ce16" office:value-type="string" calcext:value-type="string">
            <text:p>- Tina</text:p>
          </table:table-cell>
          <table:table-cell table:number-columns-repeated="3"/>
          <table:table-cell table:formula="of:=SUM([.C67:.F67])" office:value-type="float" office:value="836.842105263158" calcext:value-type="float">
            <text:p>836.8421052632</text:p>
          </table:table-cell>
          <table:table-cell office:value-type="string" calcext:value-type="string">
            <text:p>Ժոզեֆ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number-columns-repeated="3"/>
          <table:table-cell table:formula="of:=SUM([.B67:.F67])" office:value-type="float" office:value="1303.50877192982" calcext:value-type="float">
            <text:p>1303.508771929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number-columns-repeated="3"/>
          <table:table-cell table:formula="of:=SUM([.C67:.F67])" office:value-type="float" office:value="836.842105263158" calcext:value-type="float">
            <text:p>836.8421052632</text:p>
          </table:table-cell>
          <table:table-cell table:style-name="ce40" office:value-type="string" calcext:value-type="string">
            <text:p>Գենա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67:.F67])" office:value-type="float" office:value="1303.50877192982" calcext:value-type="float">
            <text:p>1303.5087719298</text:p>
          </table:table-cell>
          <table:table-cell office:value-type="string" calcext:value-type="string">
            <text:p>Մհեր</text:p>
          </table:table-cell>
          <table:table-cell table:number-columns-repeated="3"/>
        </table:table-row>
        <table:table-row table:style-name="ro3">
          <table:table-cell/>
          <table:table-cell table:style-name="ce16"/>
          <table:table-cell table:number-columns-repeated="5"/>
          <table:table-cell table:formula="of:=SUM([.B67:.F67])" office:value-type="float" office:value="1303.50877192982" calcext:value-type="float">
            <text:p>1303.5087719298</text:p>
          </table:table-cell>
          <table:table-cell table:style-name="ce40" office:value-type="string" calcext:value-type="string">
            <text:p>Տարոն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67:.F67])" office:value-type="float" office:value="1303.50877192982" calcext:value-type="float">
            <text:p>1303.5087719298</text:p>
          </table:table-cell>
          <table:table-cell office:value-type="string" calcext:value-type="string">
            <text:p>Հրաչ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1303.50877192982" calcext:value-type="float">
            <text:p>1303.508771929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67:.D67])" office:value-type="float" office:value="1303.50877192982" calcext:value-type="float">
            <text:p>1303.5087719298</text:p>
          </table:table-cell>
          <table:table-cell office:value-type="string" calcext:value-type="string">
            <text:p>Վահե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67];[.C67];[.D67];[.F67])" office:value-type="float" office:value="1303.50877192982" calcext:value-type="float">
            <text:p>1303.5087719298</text:p>
          </table:table-cell>
          <table:table-cell office:value-type="string" calcext:value-type="string">
            <text:p>Տաթև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67:.D67];[.E67])" office:value-type="float" office:value="1303.50877192982" calcext:value-type="float">
            <text:p>1303.5087719298</text:p>
          </table:table-cell>
          <table:table-cell office:value-type="string" calcext:value-type="string">
            <text:p>Մովսես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D67];[.F67])" office:value-type="float" office:value="405.263157894737" calcext:value-type="float">
            <text:p>405.263157894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67:.F67])" office:value-type="float" office:value="1303.50877192982" calcext:value-type="float">
            <text:p>1303.5087719298</text:p>
          </table:table-cell>
          <table:table-cell office:value-type="string" calcext:value-type="string">
            <text:p>Նաիր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67:.F67])" office:value-type="float" office:value="1303.50877192982" calcext:value-type="float">
            <text:p>1303.5087719298</text:p>
          </table:table-cell>
          <table:table-cell office:value-type="string" calcext:value-type="string">
            <text:p>Թամար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67:.F67])" office:value-type="float" office:value="1303.50877192982" calcext:value-type="float">
            <text:p>1303.5087719298</text:p>
          </table:table-cell>
          <table:table-cell office:value-type="string" calcext:value-type="string">
            <text:p>Edgar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67:.F67])" office:value-type="float" office:value="1303.50877192982" calcext:value-type="float">
            <text:p>1303.5087719298</text:p>
          </table:table-cell>
          <table:table-cell office:value-type="string" calcext:value-type="string">
            <text:p>Hasmik K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67:.F67])" office:value-type="float" office:value="1303.50877192982" calcext:value-type="float">
            <text:p>1303.5087719298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67];[.C67];[.D67];[.F67])" office:value-type="float" office:value="1303.50877192982" calcext:value-type="float">
            <text:p>1303.5087719298</text:p>
          </table:table-cell>
          <table:table-cell office:value-type="string" calcext:value-type="string">
            <text:p>Ani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67:.D67];[.F67])" office:value-type="float" office:value="1303.50877192982" calcext:value-type="float">
            <text:p>1303.5087719298</text:p>
          </table:table-cell>
          <table:table-cell office:value-type="string" calcext:value-type="string">
            <text:p>Araks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67:.F67])" office:value-type="float" office:value="1303.50877192982" calcext:value-type="float">
            <text:p>1303.5087719298</text:p>
          </table:table-cell>
          <table:table-cell office:value-type="string" calcext:value-type="string">
            <text:p>Meruj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67:.F67])" office:value-type="float" office:value="1303.50877192982" calcext:value-type="float">
            <text:p>1303.5087719298</text:p>
          </table:table-cell>
          <table:table-cell office:value-type="string" calcext:value-type="string">
            <text:p>Artsvi</text:p>
          </table:table-cell>
          <table:table-cell table:number-columns-repeated="3"/>
        </table:table-row>
        <table:table-row table:style-name="ro3">
          <table:table-cell/>
          <table:table-cell table:formula="of:=[.B38]/18" office:value-type="float" office:value="466.666666666667" calcext:value-type="float">
            <text:p>466.6666666667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19" office:value-type="float" office:value="405.263157894737" calcext:value-type="float">
            <text:p>405.2631578947</text:p>
          </table:table-cell>
          <table:table-cell table:formula="of:=[.E38]/21" office:value-type="float" office:value="0" calcext:value-type="float">
            <text:p>0</text:p>
          </table:table-cell>
          <table:table-cell table:formula="of:=[.F38]/21" office:value-type="float" office:value="0" calcext:value-type="float">
            <text:p>0</text:p>
          </table:table-cell>
          <table:table-cell/>
          <table:table-cell table:formula="of:=SUM([.D67])" office:value-type="float" office:value="405.263157894737" calcext:value-type="float">
            <text:p>405.2631578947</text:p>
          </table:table-cell>
          <table:table-cell table:style-name="Default"/>
          <table:table-cell table:number-columns-repeated="3"/>
        </table:table-row>
        <table:table-row table:style-name="ro3">
          <table:table-cell table:number-columns-repeated="7"/>
          <table:table-cell table:style-name="ce15" table:formula="of:=SUM([.H39:.H66])" office:value-type="float" office:value="32896.4912280702" calcext:value-type="float">
            <text:p>32896.4912280702</text:p>
          </table:table-cell>
          <table:table-cell table:style-name="ce2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8">00/00/0000</text:date>, <text:time style:data-style-name="N2" text:time-value="10:21:50.2875365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6-08T11:43:45.810650935</dc:date>
    <meta:editing-duration>P7DT16H12M55S</meta:editing-duration>
    <meta:editing-cycles>2574</meta:editing-cycles>
    <meta:generator>LibreOffice/4.2.8.2$Linux_X86_64 LibreOffice_project/420m0$Build-2</meta:generator>
    <meta:document-statistic meta:table-count="15" meta:cell-count="6492" meta:object-count="0"/>
  </office:meta>
</office:document-meta>
</file>